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724b" officeooo:paragraph-rsid="0005724b"/>
    </style:style>
    <style:style style:name="P2" style:family="paragraph" style:parent-style-name="Standard">
      <style:text-properties officeooo:rsid="0005724b" officeooo:paragraph-rsid="000b15b3"/>
    </style:style>
    <style:style style:name="P3" style:family="paragraph" style:parent-style-name="Standard">
      <style:text-properties officeooo:rsid="000b15b3" officeooo:paragraph-rsid="000b15b3"/>
    </style:style>
    <style:style style:name="P4" style:family="paragraph" style:parent-style-name="Standard">
      <style:text-properties officeooo:rsid="000b15b3" officeooo:paragraph-rsid="000f2b76"/>
    </style:style>
    <style:style style:name="P5" style:family="paragraph" style:parent-style-name="Standard">
      <style:text-properties officeooo:paragraph-rsid="000b15b3"/>
    </style:style>
    <style:style style:name="P6" style:family="paragraph" style:parent-style-name="Standard">
      <style:text-properties officeooo:rsid="000f2b76" officeooo:paragraph-rsid="000f2b76"/>
    </style:style>
    <style:style style:name="P7" style:family="paragraph" style:parent-style-name="Standard">
      <style:text-properties officeooo:paragraph-rsid="000f8080"/>
    </style:style>
    <style:style style:name="P8" style:family="paragraph" style:parent-style-name="Standard">
      <style:paragraph-properties fo:break-before="page"/>
      <style:text-properties officeooo:paragraph-rsid="000f8080"/>
    </style:style>
    <style:style style:name="P9" style:family="paragraph" style:parent-style-name="Standard">
      <style:text-properties officeooo:rsid="000f8080" officeooo:paragraph-rsid="000f8080"/>
    </style:style>
    <style:style style:name="T1" style:family="text">
      <style:text-properties officeooo:rsid="000757ef"/>
    </style:style>
    <style:style style:name="T2" style:family="text">
      <style:text-properties officeooo:rsid="000922f0"/>
    </style:style>
    <style:style style:name="T3" style:family="text">
      <style:text-properties officeooo:rsid="000b15b3"/>
    </style:style>
    <style:style style:name="T4" style:family="text">
      <style:text-properties officeooo:rsid="000f2b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deias:</text:p>
      <text:p text:style-name="P1"/>
      <text:p text:style-name="P1">* Rede social</text:p>
      <text:p text:style-name="P1"/>
      <text:p text:style-name="P1">* <text:span text:style-name="T1">Vídeozinho de receita para instagran</text:span></text:p>
      <text:p text:style-name="P1"/>
      <text:p text:style-name="P1">* <text:span text:style-name="T2">Executar receitas de outros Vlogs</text:span></text:p>
      <text:p text:style-name="P1"/>
      <text:p text:style-name="P2">* <text:s/><text:span text:style-name="T2">Executar receitas </text:span><text:span text:style-name="T3">do Larica Total e harmonizar com cerveja e vinho.</text:span></text:p>
      <text:p text:style-name="P2">------------------------</text:p>
      <text:p text:style-name="P2"/>
      <text:p text:style-name="P3">Site:</text:p>
      <text:p text:style-name="P3"/>
      <text:p text:style-name="P4">*Cadastros de cervejas</text:p>
      <text:p text:style-name="P4">*<text:span text:style-name="T4">Cadastros de </text:span>vinhos</text:p>
      <text:p text:style-name="P4">*<text:span text:style-name="T4">Cadastro de</text:span> cervejarias</text:p>
      <text:p text:style-name="P4">*<text:span text:style-name="T4">Cadastro de </text:span>viniculturas.</text:p>
      <text:p text:style-name="P4">*Cadastros de estilos <text:span text:style-name="T4">de cervejas</text:span></text:p>
      <text:p text:style-name="P4">*<text:span text:style-name="T4">Cadastros de estilos de vinho</text:span></text:p>
      <text:p text:style-name="P4">*<text:span text:style-name="T4">Cadastrar </text:span>harmonizações <text:span text:style-name="T4">de cerveja e vinho</text:span></text:p>
      <text:p text:style-name="P5"/>
      <text:p text:style-name="P6">Para o usuário, será possível consultar estilos de cervejas e vinhos e verificar a melhor harmonização. Assim será possível apresentar a melhor cerveja e receita ou prato para harmonização.</text:p>
      <text:p text:style-name="P6"/>
      <text:p text:style-name="P9">O intuito dessa aplicação é linkar bebidas e suas melhores harmonizações para proporcionar uma experiência gastronômica.</text:p>
      <text:p text:style-name="P7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18:22:15.628000000</meta:creation-date>
    <dc:date>2021-02-06T16:29:24.999000000</dc:date>
    <meta:editing-duration>P12DT23H14M46S</meta:editing-duration>
    <meta:editing-cycles>3</meta:editing-cycles>
    <meta:generator>LibreOffice/7.0.1.2$Windows_X86_64 LibreOffice_project/7cbcfc562f6eb6708b5ff7d7397325de9e764452</meta:generator>
    <meta:document-statistic meta:table-count="0" meta:image-count="0" meta:object-count="0" meta:page-count="2" meta:paragraph-count="16" meta:word-count="103" meta:character-count="699" meta:non-whitespace-character-count="611"/>
  </office:meta>
</office:document-meta>
</file>